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color="#ff0000" fo:font-weight="bold" style:font-weight-asian="bold"/>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paragraph-properties fo:margin-left="1in" fo:margin-right="0in" fo:margin-top="0.1665in" fo:margin-bottom="0.1665in" loext:contextual-spacing="false" fo:line-height="100%" fo:text-indent="0in" style:auto-text-indent="false"/>
    </style:style>
    <style:style style:name="P5" style:family="paragraph" style:parent-style-name="Standard">
      <style:paragraph-properties fo:margin-left="1in" fo:margin-right="0in" fo:margin-top="0.1665in" fo:margin-bottom="0.1665in" loext:contextual-spacing="false" fo:line-height="100%" fo:text-indent="0in" style:auto-text-indent="false"/>
      <style:text-properties fo:font-style="italic" style:font-style-asian="italic"/>
    </style:style>
    <style:style style:name="P6" style:family="paragraph" style:parent-style-name="Standard">
      <style:paragraph-properties fo:margin-left="1in" fo:margin-right="0in" fo:text-indent="0in" style:auto-text-indent="false"/>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in" fo:margin-right="0in" fo:margin-top="0.1665in" fo:margin-bottom="0.1665in" loext:contextual-spacing="false" fo:line-height="100%" fo:text-indent="0in" style:auto-text-indent="false"/>
    </style:style>
    <style:style style:name="P10" style:family="paragraph" style:parent-style-name="Standard">
      <style:paragraph-properties fo:margin-left="0in" fo:margin-right="0in" fo:margin-top="0.1665in" fo:margin-bottom="0.1665in" loext:contextual-spacing="false" fo:line-height="100%" fo:text-indent="0in" style:auto-text-indent="false"/>
      <style:text-properties style:font-name="Courier New" style:font-name-asian="Courier New1" style:font-name-complex="Courier New1"/>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1.5138in" fo:margin-right="0in" fo:margin-top="0.1665in" fo:margin-bottom="0.1665in" loext:contextual-spacing="false" fo:line-height="100%" fo:text-indent="-0.0138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4">
      <style:paragraph-properties fo:margin-left="0.5in" fo:margin-right="0in" fo:text-indent="-0.25in" style:auto-text-indent="false"/>
    </style:style>
    <style:style style:name="P16" style:family="paragraph" style:parent-style-name="Standard" style:list-style-name="WWNum2">
      <style:paragraph-properties fo:margin-left="0.5in" fo:margin-right="0in" fo:text-indent="-0.25in" style:auto-text-indent="false"/>
    </style:style>
    <style:style style:name="P17" style:family="paragraph" style:parent-style-name="Standard" style:list-style-name="WWNum3">
      <style:paragraph-properties fo:margin-left="1in" fo:margin-right="0in" fo:text-indent="-0.25in" style:auto-text-indent="false"/>
    </style:style>
    <style:style style:name="P18"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19" style:family="paragraph" style:parent-style-name="Standard" style:list-style-name="WWNum3">
      <style:paragraph-properties fo:margin-left="1.5in" fo:margin-right="0in" fo:text-indent="-0.25in" style:auto-text-indent="false"/>
    </style:style>
    <style:style style:name="P20" style:family="paragraph" style:parent-style-name="Standard" style:list-style-name="WWNum3">
      <style:paragraph-properties fo:margin-left="2in" fo:margin-right="0in" fo:text-indent="-0.25in" style:auto-text-indent="false"/>
    </style:style>
    <style:style style:name="P21" style:family="paragraph" style:parent-style-name="Standard" style:list-style-name="WWNum3">
      <style:paragraph-properties fo:margin-left="2in" fo:margin-right="0in" fo:margin-top="0in" fo:margin-bottom="0in" loext:contextual-spacing="false" fo:text-indent="-0.25in" style:auto-text-indent="false"/>
    </style:style>
    <style:style style:name="P22" style:family="paragraph" style:parent-style-name="Heading_20_1">
      <style:paragraph-properties fo:margin-top="0.3335in" fo:margin-bottom="0.0835in" loext:contextual-spacing="false" fo:line-height="100%" fo:keep-together="auto" fo:keep-with-next="auto"/>
    </style:style>
    <style:style style:name="P23"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24" style:family="paragraph" style:parent-style-name="Heading_20_1">
      <style:paragraph-properties fo:margin-top="0.1665in" fo:margin-bottom="0.1665in" loext:contextual-spacing="false" fo:line-height="100%"/>
    </style:style>
    <style:style style:name="P25"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23pt" fo:font-weight="bold" style:font-size-asian="23pt" style:font-weight-asian="bold" style:font-size-complex="23pt"/>
    </style:style>
    <style:style style:name="T2" style:family="text">
      <style:text-properties style:font-name="Times New Roman" fo:font-size="7pt" style:font-name-asian="Times New Roman1" style:font-size-asian="7pt" style:font-name-complex="Times New Roman1" style:font-size-complex="7pt"/>
    </style:style>
    <style:style style:name="T3" style:family="text">
      <style:text-properties style:font-name="Courier New" style:font-name-asian="Courier New1" style:font-name-complex="Courier New1"/>
    </style:style>
    <style:style style:name="T4" style:family="text">
      <style:text-properties fo:color="#ff0000" style:font-name="Courier New" style:font-name-asian="Courier New1" style:font-name-complex="Courier New1"/>
    </style:style>
    <style:style style:name="T5" style:family="text">
      <style:text-properties fo:color="#ff0000" style:font-name="Times New Roman" fo:font-size="7pt" style:font-name-asian="Times New Roman1" style:font-size-asian="7pt" style:font-name-complex="Times New Roman1" style:font-size-complex="7pt"/>
    </style:style>
    <style:style style:name="T6" style:family="text">
      <style:text-properties fo:color="#ff0000"/>
    </style:style>
    <style:style style:name="T7" style:family="text">
      <style:text-properties fo:color="#ff0000" style:text-underline-style="solid" style:text-underline-width="auto" style:text-underline-color="font-color" fo:font-weight="bold" style:font-weight-asian="bold"/>
    </style:style>
    <style:style style:name="T8" style:family="text">
      <style:text-properties fo:color="#ff0000" style:text-underline-style="solid" style:text-underline-width="auto" style:text-underline-color="font-color"/>
    </style:style>
    <style:style style:name="T9" style:family="text">
      <style:text-properties fo:color="#ff0000" style:text-underline-style="none"/>
    </style:style>
    <style:style style:name="T10" style:family="text">
      <style:text-properties fo:color="#ff0000" fo:font-weight="bold" style:font-weight-asian="bold"/>
    </style:style>
    <style:style style:name="T11" style:family="text">
      <style:text-properties fo:color="#ff0000" fo:font-style="italic" style:font-style-asian="italic"/>
    </style:style>
    <style:style style:name="T12" style:family="text">
      <style:text-properties fo:font-size="17pt" fo:font-weight="bold" style:font-size-asian="17pt" style:font-weight-asian="bold" style:font-size-complex="17pt"/>
    </style:style>
    <style:style style:name="T13" style:family="text">
      <style:text-properties fo:font-weight="bold" style:font-weight-asian="bold"/>
    </style:style>
    <style:style style:name="T14" style:family="text">
      <style:text-properties fo:font-style="italic" style:font-style-asian="italic"/>
    </style:style>
    <style:style style:name="T15" style:family="text">
      <style:text-properties fo:font-style="italic" style:text-underline-style="solid" style:text-underline-width="auto" style:text-underline-color="font-color" fo:font-weight="bold" style:font-style-asian="italic" style:font-weight-asian="bold"/>
    </style:style>
    <style:style style:name="T16" style:family="text">
      <style:text-properties fo:font-style="italic" fo:font-weight="bold" style:font-style-asian="italic" style:font-weight-asian="bold"/>
    </style:style>
    <style:style style:name="T17" style:family="text">
      <style:text-properties fo:color="#000000"/>
    </style:style>
    <style:style style:name="T18" style:family="text">
      <style:text-properties style:text-underline-style="none"/>
    </style:style>
    <style:style style:name="T19"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t379sw44d4nu"/><text:span text:style-name="T1">Calibration Script File Updates</text:span></text:p>
      <text:p text:style-name="P3">·<text:span text:style-name="T2"> <text:s text:c="7"/></text:span>create your own directory on /work to hold calibration scripts and helpers</text:p>
      <text:p text:style-name="P4"><text:span text:style-name="T3">o</text:span><text:span text:style-name="T2"> <text:s text:c="2"/></text:span>e.g. /work/03261/polonius/hetdex/calibrations</text:p>
      <text:p text:style-name="P4"><text:span text:style-name="T3">o</text:span><text:span text:style-name="T2"> <text:s text:c="2"/></text:span>this is on /work so it is not subject to TACC auto-deletion</text:p>
      <text:p text:style-name="P3">·<text:span text:style-name="T2"> <text:s text:c="7"/></text:span>copy calibration scripts from Karl (or other) to that location</text:p>
      <text:p text:style-name="P4"><text:span text:style-name="T3">o</text:span><text:span text:style-name="T2"> <text:s text:c="2"/></text:span>you will be editing files to change paths</text:p>
      <text:p text:style-name="P4"><text:span text:style-name="T3">o</text:span><text:span text:style-name="T2"> <text:s text:c="2"/></text:span>a “bin” directory and “gettar” need to be at the same level and both under this top level calibrations directory</text:p>
      <text:p text:style-name="P4"><text:span text:style-name="T4">o</text:span><text:span text:style-name="T5"> <text:s text:c="2"/></text:span><text:span text:style-name="T6">NOTE: under gettar there are what appear to be shot specific corrections for a handful of old shots (e.g 201811.* or some /tmp stuff …. ignoring for now?)<text:line-break/> rt1c.xxx (very old?)<text:line-break/> awk.dat (ignore?)<text:line-break/> rchsci (ignore?)<text:line-break/> rchtwi (ignore?)<text:line-break/> rbadsci (ignore?)<text:line-break/> rgetsci* (ignore? … updated paths but seem to be old and temporary)<text:line-break/> rgettwi1(ditto)<text:line-break/> rgfplane, rgfplane_0 … leave pointing to Karl<text:line-break/> rpan0, rpan1 … leave pointing to Karl<text:line-break/> rsetvred … leave pointing to Karl<text:line-break/> &gt;&gt; take a look at /work/03261/polonius/hetdex/calibrations/calscripts/karl.grep</text:span></text:p>
      <text:p text:style-name="P3">·<text:span text:style-name="T2"> <text:s text:c="7"/></text:span>copy the templates.slurm from ~gebhardt (or other) into a template directory for you<text:line-break/> (you will update the paths in jobsplitter and jobsplitter2s with this path later)</text:p>
      <text:p text:style-name="P3">·<text:span text:style-name="T2"> <text:s text:c="7"/></text:span>copy /work/00115/gebhardt/maverick/panacea to your own directory</text:p>
      <text:p text:style-name="P4"><text:span text:style-name="T3">o</text:span><text:span text:style-name="T2"> <text:s text:c="2"/></text:span><text:span text:style-name="T6">NOT certain that this is ever needed?</text:span></text:p>
      <text:p text:style-name="P3">·<text:span text:style-name="T2"> <text:s text:c="7"/></text:span>copy /home/00115/gebhardt/wcs to your own directory</text:p>
      <text:p text:style-name="P3">·<text:span text:style-name="T2"> <text:s text:c="7"/></text:span><text:s/></text:p>
      <text:p text:style-name="P25"><text:bookmark text:name="_y5g8iojjll2a"/><text:span text:style-name="T12">Under your calibrations scripts directory</text:span></text:p>
      <text:p text:style-name="P3">·<text:span text:style-name="T2"> <text:s text:c="7"/></text:span>rsetupc</text:p>
      <text:p text:style-name="P4"><text:span text:style-name="T3">o</text:span><text:span text:style-name="T2"> <text:s text:c="2"/></text:span>change dircal to be your top level calibration directory</text:p>
      <text:p text:style-name="P3">·<text:span text:style-name="T2"> <text:s text:c="7"/></text:span>jobsplitter, jobsplitter2s</text:p>
      <text:p text:style-name="P4"><text:span text:style-name="T3">o</text:span><text:span text:style-name="T2"> <text:s text:c="2"/></text:span>update path for cp of templates.slurm (line 20) to be your path</text:p>
      <text:p text:style-name="P3">·<text:span text:style-name="T2"> <text:s text:c="7"/></text:span>templatecall</text:p>
      <text:p text:style-name="P4"><text:span text:style-name="T3">o</text:span><text:span text:style-name="T2"> <text:s text:c="2"/></text:span>update path to your panacea path</text:p>
      <text:p text:style-name="P3"><text:soft-page-break/>·<text:span text:style-name="T2"> <text:s text:c="7"/></text:span>rtar2</text:p>
      <text:p text:style-name="P4"><text:span text:style-name="T3">o</text:span><text:span text:style-name="T2"> <text:s text:c="2"/></text:span>update path to your wcs path</text:p>
      <text:p text:style-name="P3">·<text:span text:style-name="T2"> <text:s text:c="7"/></text:span>run1t</text:p>
      <text:p text:style-name="P4"><text:span text:style-name="T3">o</text:span><text:span text:style-name="T2"> <text:s text:c="2"/></text:span>.tar files under /work/03946/hetdex/maverick/${date}/virus/virus0000${shot}.tar<text:line-break/> and that is fine. That is where they should live.</text:p>
      <text:p text:style-name="P4"><text:span text:style-name="T3">o</text:span><text:span text:style-name="T2"> <text:s text:c="2"/></text:span>Update: scriptdir <text:s/>to point to your script paths</text:p>
      <text:p text:style-name="P3">·<text:span text:style-name="T2"> <text:s text:c="7"/></text:span>rback</text:p>
      <text:p text:style-name="P3">·<text:span text:style-name="T2"> <text:s text:c="7"/></text:span>rback1 … leave it alone, want to still point to Karl (tarlists)</text:p>
      <text:p text:style-name="P3">·<text:span text:style-name="T2"> <text:s text:c="7"/></text:span>rback_cal</text:p>
      <text:p text:style-name="P3">·<text:span text:style-name="T2"> <text:s text:c="7"/></text:span>rbfits* (leave alone)</text:p>
      <text:p text:style-name="P3">·<text:span text:style-name="T2"> <text:s text:c="7"/></text:span>rgetcmb (leave alone)</text:p>
      <text:p text:style-name="P3"><text:s/></text:p>
      <text:p text:style-name="P22"><text:bookmark text:name="_mcqzfbizbe42"/><text:span text:style-name="T1">Running Calibrations</text:span></text:p>
      <text:p text:style-name="Standard">!! copy the rt.YYYYMM from Karl’s location:</text:p>
      <text:p text:style-name="Standard">/work/00115/gebhardt/maverick/gettar/rt.YYYYMM <text:s/>and runtYYYYMM and runsYYYYMM</text:p>
      <text:p text:style-name="Standard"/>
      <text:p text:style-name="Standard">From Karl’s readme (a bit out of date, I think):<text:line-break/><text:tab/>rt1 <text:s/>reduce all exposure and tar up for an observation</text:p>
      <text:p text:style-name="P7">rt1b untar over all obs for a month, combine results</text:p>
      <text:p text:style-name="P7">rt1c move results to calib folder</text:p>
      <text:p text:style-name="P8">rt2 <text:s/>run full-field to get A2A and tar up</text:p>
      <text:p text:style-name="P7">rt3 <text:s/>untar over all obs for A2A and combine; no need to batch</text:p>
      <text:p text:style-name="P7">rt1c move results to calib folder</text:p>
      <text:p text:style-name="Standard"><text:soft-page-break/></text:p>
      <text:p text:style-name="Standard">need these locally:</text:p>
      <text:p text:style-name="P7">run1t</text:p>
      <text:p text:style-name="P7">rtara</text:p>
      <text:p text:style-name="P7">rback</text:p>
      <text:p text:style-name="P7">rgetcal0</text:p>
      <text:p text:style-name="P7">rgetcal1</text:p>
      <text:p text:style-name="P7">rgetcal2</text:p>
      <text:p text:style-name="P7">rgetcmb</text:p>
      <text:p text:style-name="P7">rgetcmb1</text:p>
      <text:p text:style-name="P7">rgetata</text:p>
      <text:p text:style-name="P7">rgetata1</text:p>
      <text:p text:style-name="Standard"/>
      <text:p text:style-name="Standard"/>
      <text:p text:style-name="P3"><text:span text:style-name="T6">1.</text:span><text:span text:style-name="T5"> <text:s text:c="5"/></text:span><text:span text:style-name="T6">there is an initial step to prepare the .tar files in each month (each observation, or is it each day?) needs a prep-step. Right now Karl is doing this and I think that is under his directory.<text:line-break/>&gt;&gt; ?? does this create the rt.YYYYMM file in the /work/…./calscripts/gettar/</text:span></text:p>
      <text:p text:style-name="P3">2.<text:span text:style-name="T2"> <text:s text:c="5"/></text:span>goto/create directory on your scratch (e.g. <text:s/>under /scratch/03261/polonius/calibrations) for the month (e.g. mkdir 202309) and cd into that directory</text:p>
      <text:p text:style-name="P3">3.<text:span text:style-name="T2"> <text:s text:c="5"/></text:span>cp from your scripts directory: rsetupc<text:line-break/> and run: <text:s text:c="2"/>rsetupc &lt;yyyymm&gt; <text:s/><text:tab/>(e.g. rsetupc 202309)<text:line-break/> this will copy down the necessary scripts to get started</text:p>
      <text:p text:style-name="P4">a.<text:span text:style-name="T2"> <text:s text:c="5"/></text:span>calYYYYMM <text:s/>(e.g. cal202310)<text:line-break/> lib_calib<text:line-break/> sciYYYYMM (e.g. sci202310)</text:p>
      <text:p text:style-name="P3">4.<text:span text:style-name="T2"> <text:s text:c="5"/></text:span>change dir to “calYYYYMM” and run:</text:p>
      <text:p text:style-name="P22"><text:bookmark text:name="_stijo0n9heid"/><text:span text:style-name="T1">START HERE normally</text:span></text:p>
      <text:p text:style-name="P9"><text:s/>/scratch/03261/polonius/calibrations</text:p>
      <text:p text:style-name="P9"><text:soft-page-break/>(base archival directory for executables, etc is /work/03261/polonius/hetdex/calibrations …. may need to copy from here if they have aged off of /scratch)</text:p>
      <text:p text:style-name="P3">(0). make sure /work/00115/gebhardt/lib_calib/tarlists/YYYYMMtarlist exists</text:p>
      <text:p text:style-name="P3"><text:span text:style-name="T13">Run rsetupc YYYYMM<text:line-break/><text:tab/></text:span>this will create directories cal&lt;YYYYMM&gt; and sci&lt;YYYYMM&gt;</text:p>
      <text:p text:style-name="P3"><text:span text:style-name="T13">cd </text:span>into<text:span text:style-name="T13"> cal&lt;YYYYMM&gt; and then …</text:span></text:p>
      <text:p text:style-name="P3"/>
      <text:p text:style-name="P3"><text:span text:style-name="T13">1 . rstep1 </text:span>(slurm job)</text:p>
      <text:p text:style-name="P4">a.<text:span text:style-name="T2"> <text:s text:c="5"/></text:span>sbatch rt1.YYYYMM_1.slurm <text:s/><text:line-break/>(notice: usually as 4 nodes with 80 TOTAL jobs (e.g. -n 80, not –ntasks_per_node 80) so, 20 per node.) The run file usually does two commands per line. And, yes, just operates with “exp01” for each date+shot.</text:p>
      <text:p text:style-name="P4">b.<text:span text:style-name="T2"> <text:s text:c="5"/></text:span>which runs: run1t <text:s/>on each of the shots+exposure (but just listed as exp01)</text:p>
      <text:p text:style-name="P4">c.<text:span text:style-name="T2"> <text:s text:c="5"/></text:span>(mostly de-tars and copies from storage on /work)?</text:p>
      <text:p text:style-name="P4">When checking (check_ofile), there can be some backtrace or other issues. If just a few, these will get effectively handled at the end of calibration as we replace with earlier month(s) as needed.</text:p>
      <text:p text:style-name="P4">That said, you can probably figure out which shots had a problem by listing the sizes of, say the *_1ds.tar files or other .tar (not virusxxx.tar) under each of the dxxx directories and seeing which one(s) are different. Follow up individual, manual run of those shots in a devnode (each match the call from rt1.YYYYMM_1.run) might show some bad traces, etc.</text:p>
      <text:p text:style-name="P4"/>
      <text:p text:style-name="P3">2.<text:span text:style-name="T2"> <text:s text:c="5"/></text:span><text:span text:style-name="T13">rstep2 </text:span>(slurm job)</text:p>
      <text:p text:style-name="P4">a.<text:span text:style-name="T2"> <text:s text:c="5"/></text:span>sbatch rt1b.YYYYMM_1.slurm</text:p>
      <text:p text:style-name="P4">b.<text:span text:style-name="T2"> <text:s text:c="5"/></text:span>calls fixed number of rgetcal0 for each IFU in the shot ?</text:p>
      <text:p text:style-name="P3">3.<text:span text:style-name="T2"> <text:s text:c="5"/></text:span><text:span text:style-name="T13">rstep3 </text:span>(this is just a move)</text:p>
      <text:p text:style-name="P4"><text:span text:style-name="T3">a.</text:span><text:span text:style-name="T2"> <text:s/></text:span><text:span text:style-name="T3">mv i* ../lib_calib/&lt;YYYYMM&gt;/.</text:span></text:p>
      <text:p text:style-name="P3"><text:span text:style-name="T13">*.</text:span><text:span text:style-name="T2"> <text:s text:c="5"/></text:span><text:span text:style-name="T13">MANUAL STEP … have to change to hetdex user</text:span></text:p>
      <text:p text:style-name="P4"><text:span text:style-name="T3">a.</text:span><text:span text:style-name="T2"> <text:s/></text:span>copy the contents in <text:span text:style-name="T3">../lib_calib/&lt;YYYYMM&gt;</text:span> <text:s/>over to <text:span text:style-name="T3">/scratch/projects/hetdex/lib_calib/&lt;YYYYMM&gt;</text:span></text:p>
      <text:p text:style-name="P4">b.<text:span text:style-name="T2"> <text:s text:c="5"/></text:span>!! must be run as hetdex user and you may need to create the &lt;YYYYMM&gt; directory unless you are overwriting one that already exists</text:p>
      <text:p text:style-name="P3">4.<text:span text:style-name="T2"> <text:s text:c="5"/></text:span><text:span text:style-name="T13">rstep4 </text:span>(this is a slurm job)</text:p>
      <text:p text:style-name="P4"><text:soft-page-break/>a.<text:span text:style-name="T2"> <text:s text:c="5"/></text:span>rt2.YYYYMM_1.slurm</text:p>
      <text:p text:style-name="P4">b.<text:span text:style-name="T2"> <text:s text:c="5"/></text:span>calls fixed number of rgetcal1 for the ifu (by position?) and each exposure <text:s text:c="10"/><text:tab/></text:p>
      <text:p text:style-name="P12"><text:span text:style-name="T2"><text:s text:c="52"/></text:span>i.<text:span text:style-name="T2"> <text:tab/></text:span>not position? (example) rgetcal1 20230901 001 exp01 202309 0;<text:line-break/> not sure about the 001 (which varies up to 025 only?)</text:p>
      <text:p text:style-name="P3"><text:span text:style-name="T14">(5).</text:span><text:span text:style-name="T2"> <text:s text:c="2"/></text:span><text:span text:style-name="T14">(rstep5 (NOT SLURM) … added to end of rstep4 .. </text:span><text:span text:style-name="T15">do not run manually)</text:span></text:p>
      <text:p text:style-name="P4"><text:span text:style-name="T14">a. IF an amp is missing (or a bad amp, so deliberately missing) will get tar failures and that is okay </text:span><text:span text:style-name="T2"><text:s text:c="4"/><text:line-break/> <text:s/></text:span><text:span text:style-name="T14">calls rgetcal2 for each IFU?</text:span></text:p>
      <text:p text:style-name="P4"><text:span text:style-name="T14">Makes a directory (on /tmp) named for the IFUID+YYYYMM, /tmp/013202309 <text:s/>for example, and cd there<text:line-break/><text:line-break/>Copies rgetata, rgetata1 there<text:line-break/>Removes rt and rt2, if they exist under IFU+YYYYMM<text:line-break/>Makes a new rt2 that calls rgetata1 on the IFU</text:span></text:p>
      <text:p text:style-name="P4"><text:span text:style-name="T14">Creates a file, j1, that has a listing of all the <text:tab/>‘d’YYYYMMdd’s’&lt;shot#&gt;’exp’xx/”ditto”_ata.tar files in the calXXXX directory<text:line-break/>(so, should be ?? 3x _ata.tar per shot for how ever many shots<text:line-break/>(however, I am only seeing exp01 … but that maybe is correct?)<text:line-break/>(the *_ata.tar seems to have .dat files for all ifu amps? … maybe not bad amps?)<text:line-break/>(contents are ascii: wavelength, some value? (maybe a flux?))</text:span></text:p>
      <text:p text:style-name="P4"><text:span text:style-name="T14">j2 strips away the paths: <text:line-break/>../d20230901s001exp01/d20230901s001exp01_ata.tar <text:s/>BECOMES<text:line-break/>D20230901s001exp01ia??ata.dat</text:span></text:p>
      <text:p text:style-name="P4"><text:span text:style-name="T14">rt <text:s/>runs first <text:s/>rgetata1 on one IFU, which calls rgetata for each AMP which <text:line-break/><text:tab/>makes an inlist of: <text:s text:c="2"/>ls d*i${ifu}a${amp}ata.dat &gt; inlist<text:line-break/><text:tab/><text:line-break/><text:tab/>then rt runs a series of tar commands<text:line-break/><text:line-break/><text:tab/>tar xf ../d20230930s005exp01/d20230930s005exp01_ata.tar d20230930s005exp01ia??ata.dat</text:span></text:p>
      <text:p text:style-name="P4"><text:span text:style-name="T14">then rt2 runs<text:line-break/><text:tab/>calls rgetdata1 on each IFU, which calls rgetdata on each AMP for the IFU<text:line-break/><text:tab/>rgetdata <text:line-break/><text:tab/></text:span></text:p>
      <text:p text:style-name="P5"/>
      <text:p text:style-name="P3">6.<text:span text:style-name="T2"> <text:s text:c="2"/></text:span><text:span text:style-name="T13">rstep6 </text:span>… simple move of all i* files to ../lib_calib<text:line-break/><text:tab/>(copies from the calXXXX to ../lib_calib in MY /scratch path)</text:p>
      <text:p text:style-name="P3"><text:span text:style-name="T13">7. MANUAL STEP … have to change to hetdex user </text:span>(like between steps 3 and 4)</text:p>
      <text:p text:style-name="P4"><text:span text:style-name="T2"><text:s/></text:span>copy the contents in <text:span text:style-name="T3">../lib_calib/&lt;YYYYMM&gt;</text:span> <text:s/>over to <text:span text:style-name="T3">/scratch/projects/hetdex/lib_calib/&lt;YYYYMM&gt;</text:span></text:p>
      <text:p text:style-name="P9"><text:span text:style-name="T13">(8. MANUAL STEP … still as hetdex user ..)<text:line-break/>!!! </text:span><text:span text:style-name="T7">AFTER </text:span><text:span text:style-name="T13">examine for issues and make corrections !!! </text:span>(see next section)</text:p>
      <text:p text:style-name="P9"><text:tab/><text:tab/>copy <text:span text:style-name="T3">/scratch/projects/hetdex/lib_calib/&lt;YYYYMM&gt;</text:span></text:p>
      <text:p text:style-name="P9"><text:span text:style-name="T3"><text:tab/><text:tab/>to /corral-repl/utexas/Hobby-Eberly-Telesco/lib_calib</text:span></text:p>
      <text:p text:style-name="P10"/>
      <text:p text:style-name="P10"/>
      <text:p text:style-name="P4"><text:tab/><text:tab/></text:p>
      <text:p text:style-name="P24"><text:bookmark text:name="_srwc6tdvdph3"/>Examine for Issues</text:p>
      <text:p text:style-name="P3"><text:soft-page-break/></text:p>
      <text:p text:style-name="P8">—-----------</text:p>
      <text:p text:style-name="P8">Sanity checks</text:p>
      <text:p text:style-name="P8">(look at karl work under “analysis”)<text:line-break/>“crazy file” rfixcal2 (rfixcal is from HDR2) </text:p>
      <text:p text:style-name="P8"><text:tab/>… has a set of cp statements that copy from some previous month <text:s/>to the new(current) month. <text:s/>Basically a reference. Can use a subset to copy over (run from the command line) under /scratch/projects/hetdex/lib_calib <text:line-break/><text:line-break/>&gt;&gt; </text:p>
      <text:p text:style-name="P8"/>
      <text:p text:style-name="P8">check IFU 028 in 2021??</text:p>
      <text:p text:style-name="P8"/>
      <text:p text:style-name="P8">&gt;&gt; how to generate the 3x2 plots</text:p>
      <text:p text:style-name="Standard"/>
      <text:p text:style-name="Heading_20_1"><text:bookmark text:name="_vvs0gn46vuzk"/>Generating 3x2 Plots:</text:p>
      <text:p text:style-name="Heading_20_3"><text:bookmark text:name="_xyglmps17m3r"/><text:span text:style-name="T17">There is Karl’s older version and my own. Generate Karl’s 3x2 as described immediately below, then run my notebook, “check_calibration_reductions” for my versions of plots and to check for out-of-range values and large month to month shifts.<text:line-break/><text:line-break/>Make a list of those to replace from previous month. (Since each month should be replaced as we go, you should only need to pull from the immediately prior month).</text:span><text:line-break/></text:p>
      <text:p text:style-name="Standard">(make a file “listprof” (call run1 ?) under analysis ? change the top path<text:line-break/>&gt;&gt; run <text:s/>from idev (or in SLURM) ?)</text:p>
      <text:p text:style-name="Standard"/>
      <text:list xml:id="list3662196152" text:style-name="WWNum3">
        <text:list-item>
          <text:p text:style-name="P13">make sure everything is copied to /scratch/projects/hetdex/lib_calib that you want to check</text:p>
        </text:list-item>
        <text:list-item>
          <text:p text:style-name="P13">#under /work/03261/polonius/hetdex/calibrations/analysis (work is for record/backup, run under scratch)<text:line-break/>under /scratch/03261/polonius/calibrations/analysis</text:p>
          <text:list>
            <text:list-item>
              <text:p text:style-name="P17"><text:span text:style-name="T6">edit</text:span> <text:span text:style-name="T13">in_mth </text:span>to add/adjust <text:s/>new YYYYMM, if needed</text:p>
              <text:list>
                <text:list-item>
                  <text:p text:style-name="P19">sets the months to check</text:p>
                </text:list-item>
                <text:list-item>
                  <text:p text:style-name="P19">if you edit here, you do not need to edit below</text:p>
                </text:list-item>
                <text:list-item>
                  <text:p text:style-name="P19">this will NORMALLY let you just execute run1 and not have to run the others individually</text:p>
                </text:list-item>
              </text:list>
            </text:list-item>
            <text:list-item>
              <text:p text:style-name="P17"><text:span text:style-name="T6">edit </text:span>make_listall (to update the wildcard for the new month, if needed)</text:p>
              <text:list>
                <text:list-item>
                  <text:p text:style-name="P19"><text:soft-page-break/>if you edit here, you will not need to edit later</text:p>
                </text:list-item>
              </text:list>
            </text:list-item>
            <text:list-item>
              <text:p text:style-name="P17"><text:span text:style-name="T6">edit </text:span>run1</text:p>
              <text:list>
                <text:list-item>
                  <text:p text:style-name="P19">near top line<text:span text:style-name="T13"> dir=xxxx</text:span></text:p>
                </text:list-item>
                <text:list-item>
                  <text:p text:style-name="P19">set to whatever with wildcard that you want to review</text:p>
                </text:list-item>
                <text:list-item>
                  <text:p text:style-name="P19"><text:span text:style-name="T13">set do_run2</text:span> as needed, depending on whether make_listall needs updating</text:p>
                </text:list-item>
              </text:list>
            </text:list-item>
            <text:list-item>
              <text:p text:style-name="P17">open an idev session??</text:p>
              <text:list>
                <text:list-item>
                  <text:p text:style-name="P19">idev -p vm-small -t 2:00:00</text:p>
                </text:list-item>
                <text:list-item>
                  <text:p text:style-name="P19">this is probably recommended as it can take a while to run (about 25-30 minutes for run1 on 1 year of data)</text:p>
                </text:list-item>
              </text:list>
            </text:list-item>
            <text:list-item>
              <text:p text:style-name="P17"><text:span text:style-name="T6">execute </text:span>run1</text:p>
              <text:list>
                <text:list-item>
                  <text:p text:style-name="P19">this builds up a new listprof <text:s/>file</text:p>
                </text:list-item>
                <text:list-item>
                  <text:p text:style-name="P19">this can take a long time to run … 15-20 minutes depending on the number of directories</text:p>
                </text:list-item>
              </text:list>
            </text:list-item>
            <text:list-item>
              <text:p text:style-name="P17"><text:span text:style-name="T6">edit </text:span>make_listall (IF NOT ALREADY DONE)</text:p>
              <text:list>
                <text:list-item>
                  <text:p text:style-name="P19">update with wildcard selection as needed</text:p>
                </text:list-item>
              </text:list>
            </text:list-item>
            <text:list-item>
              <text:p text:style-name="P17"><text:span text:style-name="T6">execute </text:span>make_listall (IF NOT DONE AS PART of run1 (see do_run2)</text:p>
              <text:list>
                <text:list-item>
                  <text:p text:style-name="P19">this makes a new “listall” file from data under Karl’s work to match with what should have been run (YYYYMMDD) from run1</text:p>
                </text:list-item>
              </text:list>
            </text:list-item>
            <text:list-item>
              <text:p text:style-name="P17"><text:span text:style-name="T6">edit</text:span> <text:span text:style-name="T13">in_mth </text:span>to match <text:span text:style-name="T13">listall </text:span>(IF NOT ALREADY DONE)</text:p>
            </text:list-item>
            <text:list-item>
              <text:p text:style-name="P17"><text:span text:style-name="T6">remove </text:span>bad data (specifically from listfib2.dat):</text:p>
              <text:list>
                <text:list-item>
                  <text:p text:style-name="P19">grep -v \* /work/03261/polonius/hetdex/calibrations/analysis/listfib2.dat &gt; j1; mv j1 listfib2.dat</text:p>
                </text:list-item>
                <text:list-item>
                  <text:p text:style-name="P19">(or just: <text:s text:c="2"/>grep -v \* listfib2.dat &gt; j1; mv j1 listfib2.dat )</text:p>
                  <text:list>
                    <text:list-item>
                      <text:p text:style-name="P20">!! note: added to the end of run1</text:p>
                    </text:list-item>
                  </text:list>
                </text:list-item>
              </text:list>
            </text:list-item>
            <text:list-item>
              <text:p text:style-name="P17"><text:span text:style-name="T6">execute </text:span>run2 <text:s/>(unless running as part of updated run1)</text:p>
              <text:list>
                <text:list-item>
                  <text:p text:style-name="P19"><text:soft-page-break/>This is pretty quick. Just a minute or so. Does not have to be in idev.</text:p>
                </text:list-item>
                <text:list-item>
                  <text:p text:style-name="P19">?? need to update this s|t it runs on any/all amps not just those explicitly listed … that is find all the amps (which may change month to month) and run on them</text:p>
                </text:list-item>
              </text:list>
            </text:list-item>
          </text:list>
        </text:list-item>
      </text:list>
      <text:p text:style-name="Heading_20_2"><text:bookmark text:name="_f8bef28brwdt"/><text:line-break/>CHECK Calibrations plots in notebook</text:p>
      <text:p text:style-name="Standard"><text:line-break/>Now can run my own stuff, “check_calibration_reductions” notebook … on laptop under notebooks/calibrations.</text:p>
      <text:p text:style-name="Standard"/>
      <text:p text:style-name="Heading_20_3"><text:bookmark text:name="_245x1ojm4izk"/><text:tab/>For any month+amp calibrations that need to be replaced …</text:p>
      <text:p text:style-name="Standard"/>
      <text:list xml:id="list62708123928286" text:continue-numbering="true" text:style-name="WWNum3">
        <text:list-item>
          <text:list>
            <text:list-item>
              <text:p text:style-name="P17"><text:span text:style-name="T6">edit rfixcal3</text:span> and <text:span text:style-name="T6">execute</text:span> (the new lines as added) on /scratch/projects/hetdex/lib_calib as needed (rfixcal3 is the command and records of what was done)</text:p>
            </text:list-item>
          </text:list>
        </text:list-item>
      </text:list>
      <text:p text:style-name="Standard"><text:tab/></text:p>
      <text:p text:style-name="Heading_20_2"><text:bookmark text:name="_b3tqkocc088i"/>Now update the project calibration records</text:p>
      <text:p text:style-name="Standard"/>
      <text:list xml:id="list62706995862356" text:continue-numbering="true" text:style-name="WWNum3">
        <text:list-item>
          <text:list>
            <text:list-item>
              <text:p text:style-name="P17"><text:span text:style-name="T6">execute </text:span>UNDER each YYYYMM subdir, runclean</text:p>
              <text:list>
                <text:list-item>
                  <text:p text:style-name="P19">e.g. <text:span text:style-name="T6">cd 202401 ; ../runclean</text:span></text:p>
                </text:list-item>
              </text:list>
            </text:list-item>
            <text:list-item>
              <text:p text:style-name="P17"><text:span text:style-name="T6">execute </text:span>rchata YYYYMM <text:s text:c="2"/>(from /scratch/projects/hetdex/lib_calib)</text:p>
              <text:list>
                <text:list-item>
                  <text:p text:style-name="P19">just once … updates the various *ata.dat files </text:p>
                </text:list-item>
                <text:list-item>
                  <text:p text:style-name="P19">creates listin, chata.out (which may show what was updated?)</text:p>
                </text:list-item>
                <text:list-item>
                  <text:p text:style-name="P19">so DON’t run again if <text:s/>there is a chata.out file?</text:p>
                  <text:list>
                    <text:list-item>
                      <text:p text:style-name="P21">!! added a check in the rchata script to not run if chata.out already exists</text:p>
                    </text:list-item>
                  </text:list>
                </text:list-item>
              </text:list>
            </text:list-item>
            <text:list-item>
              <text:p text:style-name="P18"><text:span text:style-name="T6">copy </text:span><text:span text:style-name="T3">/scratch/projects/hetdex/lib_calib/&lt;YYYYMM&gt;</text:span></text:p>
            </text:list-item>
          </text:list>
        </text:list-item>
      </text:list>
      <text:p text:style-name="P4"><text:span text:style-name="T3">to /corral-repl/utexas/Hobby-Eberly-Telesco/lib_calib</text:span></text:p>
      <text:p text:style-name="P6"/>
      <text:p text:style-name="P11"><text:soft-page-break/></text:p>
      <text:p text:style-name="Standard"/>
      <text:p text:style-name="Standard"/>
      <text:p text:style-name="Standard"/>
      <text:p text:style-name="Standard"/>
      <text:p text:style-name="Standard">is the option for plotting: <text:s text:c="3"/>/xs<text:line-break/></text:p>
      <text:list xml:id="list4027973956" text:style-name="WWNum1">
        <text:list-item>
          <text:p text:style-name="P14">/work/03261/polonius/hetdex/analysis (copied from Karl)<text:line-break/>edit/run: make_listall <text:s/>with the data ranges for the focal plane files to load (should correspond to the YYYYMM you want to check)</text:p>
        </text:list-item>
        <text:list-item>
          <text:p text:style-name="P14">edit: in_mth to match listall</text:p>
        </text:list-item>
      </text:list>
      <text:list xml:id="list2385310251" text:style-name="WWNum4">
        <text:list-item>
          <text:p text:style-name="P15">edit run1 (top line) to match which YYYYMM from where you want to pull data</text:p>
        </text:list-item>
      </text:list>
      <text:list xml:id="list1460777209" text:style-name="WWNum2">
        <text:list-item>
          <text:p text:style-name="P16">run: <text:s/>./run1 <text:s/>(should be done in idev)</text:p>
        </text:list-item>
        <text:list-item>
          <text:p text:style-name="P16">run: ./run2 <text:s/>(I think this creates plots?)</text:p>
        </text:list-item>
      </text:list>
      <text:p text:style-name="Standard"><text:line-break/>can view single plots with (several different plotxxx in Karl’s bin)</text:p>
      <text:p text:style-name="Standard">/home1/00115/gebhardt/bin/plotcaliball <text:s text:c="2"/>[Return]<text:line-break/>### <text:s text:c="2"/>(where ### is an IFUID)</text:p>
      <text:p text:style-name="Standard">then view plotting output is “/xs”</text:p>
      <text:p text:style-name="Standard"/>
      <text:p text:style-name="Standard">There can be errors (bad data) in listfib2.dat<text:line-break/><text:span text:style-name="T6">remove any lines with “****” (eg.: <text:s/>1127.32 ****** 202310 062 062 RL )</text:span><text:line-break/>can use: <text:s text:c="2"/>grep -v \* /work/03261/polonius/hetdex/analysis/listfib2.dat &gt; j1; mv j1 listfib2.dat</text:p>
      <text:p text:style-name="Standard"/>
      <text:p text:style-name="Standard">—--------</text:p>
      <text:p text:style-name="Standard"/>
      <text:p text:style-name="Standard">&gt;&gt; <text:span text:style-name="T13">to fix (some) problems, just copy over previous YYYYMM<text:line-break/></text:span> <text:s text:c="5"/>see lines in /work/03261/polonius/hetdex/calibrations/analysis/rfixcal2<text:line-break/><text:span text:style-name="T19"> <text:s text:c="3"/>!!! <text:s text:c="2"/>BE SURE TO ADD lines for ANY updates (cp) you do!!! <text:s/>in </text:span><text:span text:style-name="T7">rfixcal3 </text:span><text:span text:style-name="T19">AND </text:span><text:span text:style-name="T7">rfixcal3.bydate !!!</text:span></text:p>
      <text:p text:style-name="Standard"><text:span text:style-name="T13"><text:tab/>e.g. <text:s text:c="2"/>cp 202308/i071aLU* 202309/.</text:span></text:p>
      <text:p text:style-name="Standard"><text:soft-page-break/></text:p>
      <text:p text:style-name="Standard"/>
      <text:p text:style-name="Standard"/>
      <text:p text:style-name="Standard"/>
      <text:p text:style-name="Standard"/>
      <text:p text:style-name="Standard">---------------</text:p>
      <text:p text:style-name="Standard"/>
      <text:p text:style-name="Standard"/>
      <text:p text:style-name="Standard">to replace months: example 202309 to 10, and 11 for 014 RL</text:p>
      <text:p text:style-name="Standard">(like Karl's rfixcal2)<text:line-break/>command looks like (for example): <text:s/>cp 202309/i014aRL* 202310/.</text:p>
      <text:p text:style-name="Standard">so: <text:s text:c="2"/>cp <text:s/>YYYYMM/i&lt;IFUID&gt;a&lt;AMP&gt;* YYYYMM/.</text:p>
      <text:p text:style-name="Standard">if ALL amps, replace the two letter amp with the *</text:p>
      <text:p text:style-name="Standard"/>
      <text:p text:style-name="Standard"/>
      <text:p text:style-name="Standard"/>
      <text:p text:style-name="Standard">can run: <text:s/><text:span text:style-name="T13">runclean </text:span>(to remove unneeded files .... go to each subfolder under lib_calib)</text:p>
      <text:p text:style-name="Standard"/>
      <text:p text:style-name="Standard"><text:span text:style-name="T13">&gt;&gt;!! rchata (202309) <text:s/>... BUT ONLY RUN ONCE ... looks for zeros and then adds to to either side, but if run more than once they start growing</text:span></text:p>
      <text:p text:style-name="Standard"/>
      <text:p text:style-name="Standard"/>
      <text:p text:style-name="Standard"/>
      <text:p text:style-name="Heading_20_2"><text:bookmark text:name="_9ws8osujvdqp"/><text:soft-page-break/></text:p>
      <text:p text:style-name="Heading_20_2"><text:bookmark text:name="_7h98ykvzdbpr"/>Inspection notes:</text:p>
      <text:p text:style-name="Standard">===================</text:p>
      <text:p text:style-name="Standard"/>
      <text:p text:style-name="Standard">calibration: check</text:p>
      <text:p text:style-name="Standard"/>
      <text:p text:style-name="Standard"/>
      <text:p text:style-name="Standard">Possible problems:</text:p>
      <text:p text:style-name="Standard"/>
      <text:p text:style-name="Standard">[DONE] <text:s/>014 RL, (green) --maybe all zeros <text:s/>(if all (e.g in F2F) zeroes, just copy over the prior months) ... check listftf2.dat in "analysis" directory <text:s/>[DONE]</text:p>
      <text:p text:style-name="Standard"/>
      <text:p text:style-name="Standard">[DONE] 032 Fiber FWHM <text:s/>(LL, RL)? <text:s/>(go back and check 06,07,08) ... <text:s/>RL fiberpos-09 ... so replace 202309 with 202308</text:p>
      <text:p text:style-name="Standard"/>
      <text:p text:style-name="Standard">[OK?] 033 Fiber FWHM RU maxed out ... go back and look if out of focus, maybe tell phillip if out of focus, but also 202309 fiberpos for RL, so replace back for example this is okay ... look at listprof2.dat ... is y-axis of fiber profile, RU is fatter here than RL as example</text:p>
      <text:p text:style-name="Standard"/>
      <text:p text:style-name="Standard"/>
      <text:p text:style-name="Standard">[DONE] 043 RL Fiberpos , A wave etc 202311</text:p>
      <text:p text:style-name="Standard"/>
      <text:p text:style-name="Standard">044 like 033 (if really near 8.5 is okay, but if hugely past that is a problem)</text:p>
      <text:p text:style-name="Standard"><text:s/>## &gt;&gt; grep “033 *RU” listfib2.dat <text:s/><text:line-break/> <text:s text:c="2"/>&gt;&gt; grep “044 *RU” listprof2.dat <text:s text:c="2"/>(fiber profile … note two spaces between 044 and RU)<text:line-break/>listprof2 are the y-positions of fiber profile … the single value on the figure is the FWHM computed by fitting this to a Gaussian. (Not sure about the wave positions .. assume they are in bins). Need to write a code that does the fit and kicks back the FWHM to see if it is really well above 8.5.<text:line-break/><text:span text:style-name="T6">&gt;&gt; want to check vs Karl figures. Not getting the same FWHM … they are similar when fit, but not the same</text:span></text:p>
      <text:p text:style-name="Standard"/>
      <text:p text:style-name="Standard"><text:soft-page-break/><text:span text:style-name="T13">[!!!] </text:span>045 look at data file (ATA is low) but is maybe okay</text:p>
      <text:p text:style-name="Standard"/>
      <text:p text:style-name="Standard">050 RL fiber position (all maxed) but should double check</text:p>
      <text:p text:style-name="Standard"/>
      <text:p text:style-name="Standard"><text:span text:style-name="T6">[Done] 060 LL 202309 all replace (delta wave, fwhm, etc <text:s/>… ALL look bad)</text:span></text:p>
      <text:p text:style-name="Standard"><text:span text:style-name="T6">&gt;&gt; this is the other (060 LL and 071 LU) that seem to have bad delta wave and maybe is the sci-reduction problem.</text:span></text:p>
      <text:p text:style-name="Standard"/>
      <text:p text:style-name="Standard">062 does look weird, re-check with 202306,07,08 (fiber position) for RL</text:p>
      <text:p text:style-name="Standard"/>
      <text:p text:style-name="Standard"><text:span text:style-name="T13">067</text:span> - probably okay, but check F2F norm RU<text:line-break/><text:span text:style-name="T10">(in re-run of 202306,07,08 lots of bad in 07,08, some 09, all AMPS)<text:line-break/>(note in science reduction run, it uses back to 202305 instead and that one is okay)</text:span></text:p>
      <text:p text:style-name="Standard"/>
      <text:p text:style-name="Standard"><text:span text:style-name="T8">[Done] 071 - LU check fiber position jump , check </text:span><text:span text:style-name="T7">delta wave</text:span><text:span text:style-name="T8"> LU 202309 replace with last month<text:line-break/></text:span><text:span text:style-name="T6"><text:tab/>( <text:s/>cp 202308/i071aLU* 202309/.) and updated my rfixcal3</text:span><text:span text:style-name="T8"><text:line-break/></text:span><text:span text:style-name="T10">NOTE: this (delta wave?) was causing a segfault in the science reductions<text:line-break/>&gt;&gt; May also be causing problems still but fewer?</text:span></text:p>
      <text:p text:style-name="Standard"/>
      <text:p text:style-name="Standard">089 - check vs 202306,07,08 RU</text:p>
      <text:p text:style-name="Standard"/>
      <text:p text:style-name="Standard">[Done for 202309 only] 095 - check RU in particular, might be junk for 202309, 10, 11 --- probably has a dummy calibration, but might not be used anymore</text:p>
      <text:p text:style-name="Standard"><text:s text:c="2"/><text:tab/>(probably just auto-replace with 202308)<text:line-break/><text:tab/>re-run big jump delta wave at 06+</text:p>
      <text:p text:style-name="Standard"/>
      <text:p text:style-name="Standard"/>
      <text:p text:style-name="Standard">013 okay</text:p>
      <text:p text:style-name="Standard">015 bump in blue RU a little bump, but okay</text:p>
      <text:p text:style-name="Standard"><text:soft-page-break/>?039 actually okay</text:p>
      <text:p text:style-name="Standard"/>
      <text:p text:style-name="Standard"/>
      <text:p text:style-name="Standard">&gt;&gt; backup 202306,07,08 on projects</text:p>
      <text:p text:style-name="Standard">&gt;&gt; re-run them to compare and put backup the original</text:p>
      <text:p text:style-name="Standard"/>
      <text:p text:style-name="Standard"/>
      <text:p text:style-name="Standard">delta wave not so important, as long as consistent</text:p>
      <text:p text:style-name="Standard"/>
      <text:p text:style-name="Heading_20_3"><text:bookmark text:name="_r4he5vab82k2"/>202310:</text:p>
      <text:p text:style-name="Standard"/>
      <text:p text:style-name="Standard">(014+RL) copied 202309 to 202310 and 11 … </text:p>
      <text:p text:style-name="P7">BUT I don’t see anything wrong with the 2nd run …. the 1st (with 202306,07,08 copied </text:p>
      <text:p text:style-name="P7">does have a problem with RL)</text:p>
      <text:p text:style-name="Standard"/>
      <text:p text:style-name="Standard">015+LL F2F is maxed 2.0, but is maxed for ALL months, so pointless to copy?</text:p>
      <text:p text:style-name="Standard"/>
      <text:p text:style-name="Standard">036+RL delta wave is high, but just (note LU is near the max, but still in good range)</text:p>
      <text:p text:style-name="Standard"/>
      <text:p text:style-name="Standard">044+RU FWHM not fitting</text:p>
      <text:p text:style-name="Standard"/>
      <text:p text:style-name="Standard"><text:soft-page-break/>045+RL A2A is 0.0 (all months) … so pointless to copy?</text:p>
      <text:p text:style-name="Standard"/>
      <text:p text:style-name="Standard">053+RL FWHM high (but fitting) .. so prob okay</text:p>
      <text:p text:style-name="Standard"/>
      <text:p text:style-name="Standard"><text:span text:style-name="T13">060+LL <text:s/>all bad, [Done] copied from 202309</text:span></text:p>
      <text:p text:style-name="Standard"><text:span text:style-name="T13">062+RL fiber pos is masked</text:span></text:p>
      <text:p text:style-name="Standard"/>
      <text:p text:style-name="Standard">067+RU F2F is high (has been since 202303)</text:p>
      <text:p text:style-name="Standard"><text:s/></text:p>
      <text:p text:style-name="Standard">095+RU A2A is 0 </text:p>
      <text:p text:style-name="Standard"/>
      <text:p text:style-name="Standard"/>
      <text:p text:style-name="Heading_20_3"><text:bookmark text:name="_5lhg29vxtmek"/>Limiting to [202312]:</text:p>
      <text:p text:style-name="Standard"/>
      <text:p text:style-name="Standard">015+LL 202312: <text:s text:c="2"/>f2f (2.0), <text:s text:c="2"/>is near 2.0, but always is </text:p>
      <text:p text:style-name="Standard"/>
      <text:p text:style-name="Standard">033+RU 202312: <text:s text:c="2"/>fwhm (8.62), ignore</text:p>
      <text:p text:style-name="Standard"/>
      <text:p text:style-name="Standard">036+RL 202312: <text:s text:c="2"/>wave (30.2), right on the edge of high, but consistently so. ignore</text:p>
      <text:p text:style-name="Standard"/>
      <text:p text:style-name="Standard">039+LU 202312: <text:s text:c="2"/>fwhm (9.19), erratic, but ignoring</text:p>
      <text:p text:style-name="Standard"><text:soft-page-break/></text:p>
      <text:p text:style-name="Standard">042+LL 202312: <text:s text:c="2"/>fwhm (8.64), ignore</text:p>
      <text:p text:style-name="Standard"/>
      <text:p text:style-name="Standard">*** 043+RL 202312: <text:s text:c="2"/>pos (838.0), <text:s/>check this one, fiber pos waay out of spec *** ... sky flats are zero??</text:p>
      <text:p text:style-name="Standard"/>
      <text:p text:style-name="Standard">*** 044+RU 202312: <text:s text:c="2"/>fwhm (14.24), check ... focus?? (but does not mean it should be replaced from prior month)</text:p>
      <text:p text:style-name="Standard"/>
      <text:p text:style-name="Standard">045+RL 202312: <text:s text:c="2"/>a2a (0.0), same as always, ignore it?</text:p>
      <text:p text:style-name="Standard"/>
      <text:p text:style-name="Standard">053+RL 202312: <text:s text:c="2"/>fwhm (8.87), ignore </text:p>
      <text:p text:style-name="Standard"/>
      <text:p text:style-name="Standard">067+RU 202312: <text:s text:c="2"/>f2f (1.5), high, but consistently so. ignore </text:p>
      <text:p text:style-name="Standard"/>
      <text:p text:style-name="Standard">*** 095+RU 202312: <text:s text:c="2"/>a2a (0.0), bad, always replace</text:p>
      <text:p text:style-name="Standard"/>
      <text:p text:style-name="Standard">096+RU 202312: <text:s text:c="2"/>fwhm (8.61), ignore</text:p>
      <text:p text:style-name="Standard"/>
      <text:p text:style-name="Standard">103+LU 202312: <text:s text:c="2"/>fwhm (8.64), ignore (consistent)</text:p>
      <text:p text:style-name="Standard"/>
      <text:p text:style-name="Standard">&gt;&gt;&gt;&gt;&gt; DONE &lt;&lt;&lt;&lt;&lt;</text:p>
      <text:p text:style-name="Standard"/>
      <text:p text:style-name="Standard"><text:soft-page-break/>Limiting to [202312]:</text:p>
      <text:p text:style-name="Standard"/>
      <text:p text:style-name="Standard">Month to Month change &gt; 33.0%</text:p>
      <text:p text:style-name="Standard"/>
      <text:p text:style-name="Standard">014+RL : <text:s text:c="2"/>pos [202312], <text:s/>still in okay range</text:p>
      <text:p text:style-name="Standard"/>
      <text:p text:style-name="Standard">*** 043+RL : <text:s text:c="2"/>pos [202312], check this one, fiber pos waay out of spec (also caught above) ***</text:p>
      <text:p text:style-name="Standard"/>
      <text:p text:style-name="Standard">*** 044+RU : <text:s text:c="2"/>fwhm [202312], check ... focus??</text:p>
      <text:p text:style-name="Standard"/>
      <text:p text:style-name="Standard">??? 062+LL : <text:s text:c="2"/>fwhm [202312], maybe a focus issue, but still in range</text:p>
      <text:p text:style-name="Standard"/>
      <text:p text:style-name="Standard">067+RU : <text:s text:c="2"/>fwhm [202312], big increase but in range, ignore ??</text:p>
      <text:p text:style-name="Standard"/>
      <text:p text:style-name="Standard">*** 095+RU : <text:s text:c="2"/>wave [202312], f2f [202312], a2a [202312], bad, always replce</text:p>
      <text:p text:style-name="Standard"/>
      <text:p text:style-name="Standard">&gt;&gt;&gt;&gt;&gt; DONE &lt;&lt;&lt;&lt;&lt;</text:p>
      <text:p text:style-name="Standard"/>
      <text:p text:style-name="Standard"/>
      <text:p text:style-name="Heading_20_3"><text:bookmark text:name="_bsabhbuxewdv"/>202401</text:p>
      <text:p text:style-name="Standard"/>
      <text:p text:style-name="Standard"><text:soft-page-break/><text:span text:style-name="T16">015+LL 202401: <text:s text:c="2"/>f2f (2.0), <text:s text:c="3"/>copy (if the official one is also high?) [have been ignoring]</text:span></text:p>
      <text:p text:style-name="Standard"/>
      <text:p text:style-name="Standard">036+RL 202401: <text:s text:c="2"/>wave (30.2), ignore</text:p>
      <text:p text:style-name="Standard"/>
      <text:p text:style-name="Standard">039+LU 202401: <text:s text:c="2"/>fwhm (9.20), have been ignoring</text:p>
      <text:p text:style-name="Standard"/>
      <text:p text:style-name="Standard">042+LL 202401: <text:s text:c="2"/>fwhm (8.69), ignore</text:p>
      <text:p text:style-name="Standard"/>
      <text:p text:style-name="Standard"><text:span text:style-name="T16">044+RU 202401: <text:s text:c="2"/>fwhm (21.62), <text:s/>check ... focus?? (but does not mean it should be replaced from prior month) ... getting worse over last month … have been ignoring so far</text:span></text:p>
      <text:p text:style-name="Standard"/>
      <text:p text:style-name="Standard"><text:span text:style-name="T16">045+RL 202401: <text:s text:c="2"/>a2a (0.0), <text:s/>have been ignoring ... see what is in the official data</text:span></text:p>
      <text:p text:style-name="Standard"/>
      <text:p text:style-name="Standard">053+RL 202401: <text:s text:c="2"/>fwhm (8.93), ignore</text:p>
      <text:p text:style-name="Standard"/>
      <text:p text:style-name="Standard"><text:span text:style-name="T10">067+LL 202401: <text:s text:c="2"/>pos (832.0), <text:s/>probably replace (new) [done</text:span><text:span text:style-name="T13">]</text:span></text:p>
      <text:p text:style-name="Standard"/>
      <text:p text:style-name="Standard">067+RU 202401: <text:s text:c="2"/>f2f (1.5), <text:s/>have been ignoring</text:p>
      <text:p text:style-name="Standard"/>
      <text:p text:style-name="Standard">083+RU 202401: <text:s text:c="2"/>fwhm (8.50), ignore</text:p>
      <text:p text:style-name="Standard"/>
      <text:p text:style-name="Standard"><text:span text:style-name="T10">095+RU 202401: <text:s text:c="2"/>a2a (0.0), <text:s/>bad, always replace <text:s/>[done</text:span><text:span text:style-name="T13">]</text:span></text:p>
      <text:p text:style-name="Standard"><text:soft-page-break/></text:p>
      <text:p text:style-name="Standard">096+RU 202401: <text:s text:c="2"/>fwhm (8.57), ignore</text:p>
      <text:p text:style-name="Standard"/>
      <text:p text:style-name="Standard">103+LU 202401: <text:s text:c="2"/>fwhm (8.61), ignore</text:p>
      <text:p text:style-name="Standard"/>
      <text:p text:style-name="Standard">/scratch/projects/hetdex/lib_calib/202401</text:p>
      <text:p text:style-name="Standard">Results:</text:p>
      <text:p text:style-name="Standard">071+RU NaN=4128 <text:s/>i071aRUcbwt.fits </text:p>
      <text:p text:style-name="Standard">071+RU NaN=5160 <text:s/>i071aRUcmbf.fits </text:p>
      <text:p text:style-name="Standard">095+RU NaN=-1 <text:s/>i095aRUcbwt.fits </text:p>
      <text:p text:style-name="Standard">095+RU NaN=-1 <text:s/>i095aRUcbxt.fits </text:p>
      <text:p text:style-name="Standard">095+RU NaN=-1 <text:s/>i095aRUcmbf.fits </text:p>
      <text:p text:style-name="Standard">095+RU NaN=-1 <text:s/>i095aRUcmbp.fits </text:p>
      <text:p text:style-name="Standard"/>
      <text:p text:style-name="Standard">NaN or empty data in .fits for the following IFU+Amps:</text:p>
      <text:p text:style-name="Standard"/>
      <text:p text:style-name="Standard"><text:span text:style-name="T13">071+RU</text:span></text:p>
      <text:p text:style-name="Standard"><text:span text:style-name="T13">095+RU [done]</text:span></text:p>
      <text:p text:style-name="P1"/>
      <text:p text:style-name="Heading_20_2"><text:bookmark text:name="_ey1jwriirewx"/>202402</text:p>
      <text:p text:style-name="Standard">--------------</text:p>
      <text:p text:style-name="Standard"><text:soft-page-break/></text:p>
      <text:p text:style-name="Standard">015+LL 202402: <text:s text:c="2"/>f2f (2.0), #high but always high and Karl has not previously replaced it</text:p>
      <text:p text:style-name="Standard"/>
      <text:p text:style-name="Standard">033+RU 202402: <text:s text:c="2"/>fwhm (8.69), #not high in Karl’s version, ignore</text:p>
      <text:p text:style-name="Standard"/>
      <text:p text:style-name="Standard">036+RL 202402: <text:s text:c="2"/>wave (30.1), <text:s/>#borderline but super consistent, ignore</text:p>
      <text:p text:style-name="Standard"/>
      <text:p text:style-name="Standard">039+LU 202402: <text:s text:c="2"/>fwhm (8.86) , #a little on the high side, but have been ignoring</text:p>
      <text:p text:style-name="Standard"/>
      <text:p text:style-name="Standard">042+LL 202402: <text:s text:c="2"/>fwhm (8.59), <text:s text:c="2"/>#a little on the high side, but have been ignoring, very consistent</text:p>
      <text:p text:style-name="Standard"/>
      <text:p text:style-name="Standard">044+RU 202402: <text:s text:c="2"/>fwhm (16.34), #ask about checking focus</text:p>
      <text:p text:style-name="Standard"/>
      <text:p text:style-name="Standard">045+RL 202402: <text:s text:c="2"/>a2a (0.0), #<text:span text:style-name="T16"> </text:span><text:span text:style-name="T13">have been ignoring ... Karl was using the 202303 date forward (to 202304) and backward (202205 to 202304), but it was always zero for a2a</text:span></text:p>
      <text:p text:style-name="Standard"/>
      <text:p text:style-name="Standard">053+RL 202402: <text:s text:c="2"/>fwhm (8.90), <text:s/># a bit high, but okay in Karl’s version, have been ignoring</text:p>
      <text:p text:style-name="Standard"/>
      <text:p text:style-name="Standard"><text:span text:style-name="T13">067+LL 202402: <text:s text:c="2"/>pos (906.6), #should replace [DONE]</text:span></text:p>
      <text:p text:style-name="Standard"/>
      <text:p text:style-name="Standard">067+RU 202402: <text:s text:c="2"/>f2f (1.5), <text:s/>#have been ignoring (Karl ignoring too)</text:p>
      <text:p text:style-name="Standard"/>
      <text:p text:style-name="Standard"><text:soft-page-break/><text:span text:style-name="T13">071+LU 202402: <text:s text:c="2"/>pos (964.5), [new] Done</text:span></text:p>
      <text:p text:style-name="P1"/>
      <text:p text:style-name="Standard"><text:span text:style-name="T13">071+RL 202402: <text:s text:c="2"/>pos (967.0), [new] Done</text:span></text:p>
      <text:p text:style-name="P1"/>
      <text:p text:style-name="Standard"><text:span text:style-name="T13">095+RU 202402: <text:s text:c="2"/>a2a (0.0), <text:s/>Done (always)</text:span></text:p>
      <text:p text:style-name="Standard"/>
      <text:p text:style-name="Standard"/>
      <text:p text:style-name="Standard">096+RU 202402: <text:s text:c="2"/>fwhm (8.61), #a little high, but not past threshold in Karls, ignoring</text:p>
      <text:p text:style-name="Standard"/>
      <text:p text:style-name="Standard">Month to Month change &gt; 33.0%</text:p>
      <text:p text:style-name="Standard"/>
      <text:p text:style-name="Standard"><text:span text:style-name="T13">044+RU : <text:s text:c="2"/>fwhm [202402], #ask about focus</text:span></text:p>
      <text:p text:style-name="Standard"/>
      <text:p text:style-name="Standard">067+LL : <text:s text:c="2"/>pos [202402], replaced (out of range pos)</text:p>
      <text:p text:style-name="Standard"/>
      <text:p text:style-name="Standard">071+LU : <text:s text:c="2"/>pos [202402], replaced (out of range pos)</text:p>
      <text:p text:style-name="Standard"/>
      <text:p text:style-name="Standard">071+RL : <text:s text:c="2"/>pos [202402], replaced (out of range pos)</text:p>
      <text:p text:style-name="Standard"/>
      <text:p text:style-name="Standard">095+RU : <text:s text:c="2"/>wave [202402], f2f [202402], a2a [202402],</text:p>
      <text:p text:style-name="Standard"/>
      <text:p text:style-name="Standard"><text:soft-page-break/>/scratch/projects/hetdex/lib_calib/202402</text:p>
      <text:p text:style-name="Standard">Results:</text:p>
      <text:p text:style-name="Standard">095+RU NaN=-1 <text:s/>i095aRUcbwt.fits </text:p>
      <text:p text:style-name="Standard">095+RU NaN=-1 <text:s/>i095aRUcbxt.fits </text:p>
      <text:p text:style-name="Standard">095+RU NaN=-1 <text:s/>i095aRUcmbf.fits </text:p>
      <text:p text:style-name="Standard">095+RU NaN=-1 <text:s/>i095aRUcmbp.fits </text:p>
      <text:p text:style-name="Standard"/>
      <text:p text:style-name="Standard">NaN or empty data in .fits for the following IFU+Amps:</text:p>
      <text:p text:style-name="Standard"/>
      <text:p text:style-name="Standard">095+RU</text:p>
      <text:p text:style-name="Standard"/>
      <text:p text:style-name="Standard"/>
      <text:p text:style-name="Heading_20_2"><text:bookmark text:name="_d9ilt7ezbamp"/>202403</text:p>
      <text:p text:style-name="Standard">--------------</text:p>
      <text:p text:style-name="Standard">015+LL 202403: <text:s text:c="2"/>f2f (2.0), <text:s/>#high but always high and Karl has not previously replaced it</text:p>
      <text:p text:style-name="Standard"/>
      <text:p text:style-name="Standard">033+RU 202403: <text:s text:c="2"/>fwhm (8.69), </text:p>
      <text:p text:style-name="Standard"/>
      <text:p text:style-name="Standard">039+LU 202403: <text:s text:c="2"/>fwhm (8.89), </text:p>
      <text:p text:style-name="Standard"/>
      <text:p text:style-name="Standard">042+LL 202403: <text:s text:c="2"/>fwhm (8.59), </text:p>
      <text:p text:style-name="Standard"><text:soft-page-break/></text:p>
      <text:p text:style-name="Standard"><text:span text:style-name="T13">043+LL 202403: <text:s text:c="2"/>a2a (0.0), <text:s text:c="4"/>**** DONE</text:span></text:p>
      <text:p text:style-name="Standard"/>
      <text:p text:style-name="Standard">044+RU 202403: <text:s text:c="2"/>fwhm (12.10), </text:p>
      <text:p text:style-name="Standard"/>
      <text:p text:style-name="Standard">045+RL 202403: <text:s text:c="2"/>a2a (0.0), <text:s text:c="3"/>(always zero) ... but need to copy? .. No, have been leaving as is</text:p>
      <text:p text:style-name="Standard"/>
      <text:p text:style-name="Standard">053+RL 202403: <text:s text:c="2"/>fwhm (8.87), <text:s/>(always high, ignore?)</text:p>
      <text:p text:style-name="Standard"/>
      <text:p text:style-name="Standard"><text:span text:style-name="T13">062+RL 202403: <text:s text:c="2"/>pos (mask), <text:s/>*** <text:s/>(should check more??) [done]</text:span></text:p>
      <text:p text:style-name="Standard"><text:span text:style-name="T13"><text:s text:c="2"/></text:span></text:p>
      <text:p text:style-name="Standard"><text:span text:style-name="T13">062+RU 202403: <text:s text:c="2"/>pos (mask), <text:s/>*** (should check more or just replace)?? [done]</text:span></text:p>
      <text:p text:style-name="P1"/>
      <text:p text:style-name="Standard"><text:span text:style-name="T13">067+LL 202403: <text:s text:c="2"/>pos (mask), <text:s/>*** <text:s/>(should check more or just replace)?? [done]</text:span></text:p>
      <text:p text:style-name="P2"/>
      <text:p text:style-name="Standard"/>
      <text:p text:style-name="Standard">067+RU 202403: <text:s text:c="2"/>f2f (1.5), <text:s text:c="2"/>(always high?)</text:p>
      <text:p text:style-name="Standard"/>
      <text:p text:style-name="Standard">(072+RL FWHM) -- wild swings?</text:p>
      <text:p text:style-name="Standard"/>
      <text:p text:style-name="Standard"><text:span text:style-name="T13">095+RU 202403: <text:s text:c="2"/>a2a (0.0), <text:s/>*** [done]</text:span></text:p>
      <text:p text:style-name="Standard"><text:soft-page-break/><text:span text:style-name="T13">095+RU 202403: <text:s text:c="2"/>dwave, <text:s text:c="5"/>*** still in range but big swings [done]</text:span></text:p>
      <text:p text:style-name="Standard"/>
      <text:p text:style-name="Standard">096+RU 202403: <text:s text:c="2"/>fwhm (8.62), <text:s/>(always high)</text:p>
      <text:p text:style-name="Standard"/>
      <text:p text:style-name="Standard">&gt;&gt;&gt;&gt;&gt; DONE &lt;&lt;&lt;&lt;&lt;</text:p>
      <text:p text:style-name="Standard"/>
      <text:p text:style-name="Standard">Month to Month change &gt; 33.0%</text:p>
      <text:p text:style-name="Standard"/>
      <text:p text:style-name="Standard"><text:span text:style-name="T13">043+LL : <text:s text:c="2"/>a2a [202403], [done] </text:span></text:p>
      <text:p text:style-name="Standard"/>
      <text:p text:style-name="Standard">044+RU : <text:s text:c="2"/>fwhm [202403],</text:p>
      <text:p text:style-name="Standard"/>
      <text:p text:style-name="Standard">072+RL : <text:s text:c="2"/>fwhm [202403],</text:p>
      <text:p text:style-name="Standard"/>
      <text:p text:style-name="Standard"><text:span text:style-name="T13">095+RU : <text:s text:c="2"/>wave [202403], f2f [202403], a2a [202403], [done[</text:span></text:p>
      <text:p text:style-name="Standard"/>
      <text:p text:style-name="Standard">&gt;&gt;&gt;&gt;&gt; DONE &lt;&lt;&lt;&lt;&lt;</text:p>
      <text:p text:style-name="Standard"/>
      <text:p text:style-name="Standard"/>
      <text:p text:style-name="Standard">/scratch/projects/hetdex/lib_calib/202403</text:p>
      <text:p text:style-name="Standard">Results:</text:p>
      <text:p text:style-name="Standard"><text:soft-page-break/>095+RU NaN=-1 <text:s/>i095aRUcbwt.fits </text:p>
      <text:p text:style-name="Standard">095+RU NaN=-1 <text:s/>i095aRUcbxt.fits </text:p>
      <text:p text:style-name="Standard">095+RU NaN=-1 <text:s/>i095aRUcmbf.fits </text:p>
      <text:p text:style-name="Standard">095+RU NaN=-1 <text:s/>i095aRUcmbp.fits </text:p>
      <text:p text:style-name="Standard"/>
      <text:p text:style-name="Standard">NaN or empty data in .fits for the following IFU+Amps:</text:p>
      <text:p text:style-name="Standard"/>
      <text:p text:style-name="Standard">095+RU</text:p>
      <text:p text:style-name="Standard"/>
      <text:p text:style-name="Standard"/>
      <text:p text:style-name="Heading_20_2"><text:bookmark text:name="_5s27jc3sqlrd"/>202404</text:p>
      <text:p text:style-name="Standard">Limiting to [202404]:</text:p>
      <text:p text:style-name="Standard"/>
      <text:p text:style-name="Standard">015+LL 202404: <text:s text:c="2"/>f2f (2.0), <text:s text:c="2"/>ignore per usual</text:p>
      <text:p text:style-name="Standard">033+RU 202404: <text:s text:c="2"/>fwhm (8.72), <text:s text:c="2"/>ignore per usual</text:p>
      <text:p text:style-name="Standard">042+LL 202404: <text:s text:c="2"/>fwhm (8.56), <text:s/>ignore per usual</text:p>
      <text:p text:style-name="Standard"><text:span text:style-name="T13">044+RU 202404: <text:s text:c="2"/>fwhm (26.87), <text:s text:c="2"/>*** check on this one ***’ alwasy high, never replace</text:span></text:p>
      <text:p text:style-name="Standard"><text:span text:style-name="T13">045+RL 202404: <text:s text:c="2"/>a2a (0.0), <text:s text:c="3"/>*** what did we do before *** check with Karl, never replace</text:span></text:p>
      <text:p text:style-name="Standard">053+RL 202404: <text:s text:c="2"/>fwhm (8.88), <text:s/>ignore</text:p>
      <text:p text:style-name="Standard"><text:span text:style-name="T13">062+RL 202404: <text:s text:c="2"/>pos (mask), <text:s/>*** check *** [done]</text:span></text:p>
      <text:p text:style-name="Standard"><text:span text:style-name="T13">067+LL 202404: <text:s text:c="2"/>pos (mask), *** check *** <text:s/>[done]</text:span></text:p>
      <text:p text:style-name="Standard"><text:soft-page-break/><text:span text:style-name="T13">067+RU 202404: <text:s text:c="2"/>f2f (1.6), <text:s text:c="2"/>(always high … since 202303 and has not been replaced)?</text:span></text:p>
      <text:p text:style-name="Standard"><text:span text:style-name="T13">095+RU 202404: <text:s text:c="2"/>a2a (0.0), <text:s text:c="2"/>always replace </text:span></text:p>
      <text:p text:style-name="Standard">096+RU 202404: <text:s text:c="2"/>fwhm (8.59), </text:p>
      <text:p text:style-name="Standard"/>
      <text:p text:style-name="Standard">&gt;&gt;&gt;&gt;&gt; DONE &lt;&lt;&lt;&lt;&lt;</text:p>
      <text:p text:style-name="Standard"/>
      <text:p text:style-name="Standard">Limiting to [202404]:</text:p>
      <text:p text:style-name="Standard"/>
      <text:p text:style-name="Standard">Month to Month change &gt; 33.0%</text:p>
      <text:p text:style-name="Standard"/>
      <text:p text:style-name="Standard">044+RU : <text:s text:c="2"/>fwhm [202404],</text:p>
      <text:p text:style-name="Standard">067+RU : <text:s text:c="2"/>fwhm [202404],</text:p>
      <text:p text:style-name="Standard">095+RU : <text:s text:c="2"/>wave [202404], f2f [202404], a2a [202404],</text:p>
      <text:p text:style-name="Standard"/>
      <text:p text:style-name="Standard">/scratch/projects/hetdex/lib_calib/202404</text:p>
      <text:p text:style-name="Standard">Results:</text:p>
      <text:p text:style-name="Standard">095+RU NaN=-1 <text:s/>i095aRUcbwt.fits </text:p>
      <text:p text:style-name="Standard">095+RU NaN=-1 <text:s/>i095aRUcbxt.fits </text:p>
      <text:p text:style-name="Standard">095+RU NaN=-1 <text:s/>i095aRUcmbf.fits </text:p>
      <text:p text:style-name="Standard">095+RU NaN=-1 <text:s/>i095aRUcmbp.fits </text:p>
      <text:p text:style-name="Standard"/>
      <text:p text:style-name="Standard"><text:soft-page-break/>NaN or empty data in .fits for the following IFU+Amps:</text:p>
      <text:p text:style-name="Standard"/>
      <text:p text:style-name="Standard">095+RU</text:p>
      <text:p text:style-name="Standard"/>
      <text:p text:style-name="Heading_20_2"><text:bookmark text:name="_fx9r0e92o9of"/>202405</text:p>
      <text:p text:style-name="Standard"/>
      <text:p text:style-name="Standard">Limiting to [202405]:</text:p>
      <text:p text:style-name="Standard"/>
      <text:p text:style-name="Standard">015+LL 202405: <text:s text:c="2"/>f2f (2.0), [out of whack, but alwasy out of whack]</text:p>
      <text:p text:style-name="Standard"><text:span text:style-name="T13">026+RU 202405: <text:s text:c="2"/>f2f (1.8), *check* jumps from 1.2xx to 1.8xx <text:s/>[done]</text:span></text:p>
      <text:p text:style-name="Standard">033+RU 202405: <text:s text:c="2"/>fwhm (8.81), has been slightly high for a while, check Karl's plot high there too</text:p>
      <text:p text:style-name="Standard"/>
      <text:p text:style-name="Standard"><text:span text:style-name="T13">036+RU 202405: <text:s text:c="2"/>f2f (8.9), *check* jacked way up [done[</text:span></text:p>
      <text:p text:style-name="Standard">042+LL 202405: <text:s text:c="2"/>fwhm (8.59), slightly high for a while, okay in Karls</text:p>
      <text:p text:style-name="Standard"><text:span text:style-name="T11">044+RU 202405: <text:s text:c="2"/>fwhm (3.36), *check* <text:s/>erratic high and low, same in Karls ... follow up?</text:span></text:p>
      <text:p text:style-name="Standard">045+RL 202405: <text:s text:c="2"/>a2a (0.0), always zero?? Yes and we never do anything about it</text:p>
      <text:p text:style-name="Standard"/>
      <text:p text:style-name="Standard"><text:span text:style-name="T13">046+LL 202405: <text:s text:c="2"/>f2f (3.4), <text:s/>*check* <text:s/>jacked up</text:span></text:p>
      <text:p text:style-name="Standard">053+RL 202405: <text:s text:c="2"/>fwhm (8.98), considtently high (okay in Karls)?</text:p>
      <text:p text:style-name="Standard">067+RU 202405: <text:s text:c="2"/>f2f (1.6), *check* a little high for a while; been high since 202303 and has been ignored</text:p>
      <text:p text:style-name="Standard"><text:span text:style-name="T13">095+RU 202405: <text:s text:c="2"/>a2a (0.0), <text:s/>*check* IGNORE ?? </text:span></text:p>
      <text:p text:style-name="Standard"><text:soft-page-break/>096+RU 202405: <text:s text:c="2"/>fwhm (8.59), a little high for a while; always a little high, always ignore</text:p>
      <text:p text:style-name="Standard"/>
      <text:p text:style-name="Standard">&gt;&gt;&gt;&gt;&gt; DONE &lt;&lt;&lt;&lt;&lt;</text:p>
      <text:p text:style-name="Standard"/>
      <text:p text:style-name="Standard">Limiting to [202405]:</text:p>
      <text:p text:style-name="Standard"/>
      <text:p text:style-name="Standard">Month to Month change &gt; 33.0%</text:p>
      <text:p text:style-name="Standard">026+RU : <text:s text:c="2"/>f2f [202405], already check</text:p>
      <text:p text:style-name="Standard">036+RU : <text:s text:c="2"/>f2f [202405], already check</text:p>
      <text:p text:style-name="Standard">044+RU : <text:s text:c="2"/>fwhm [202405], already check</text:p>
      <text:p text:style-name="Standard">046+LL : <text:s text:c="2"/>f2f [202405], already check</text:p>
      <text:p text:style-name="Standard">095+RU : <text:s text:c="2"/>wave [202405], f2f [202405], a2a [202405],</text:p>
      <text:p text:style-name="Standard"/>
      <text:p text:style-name="Standard">/scratch/projects/hetdex/lib_calib/202405</text:p>
      <text:p text:style-name="Standard">Results:</text:p>
      <text:p text:style-name="Standard">095+RU NaN=-1 <text:s/>i095aRUcbwt.fits </text:p>
      <text:p text:style-name="Standard">095+RU NaN=-1 <text:s/>i095aRUcbxt.fits </text:p>
      <text:p text:style-name="Standard">095+RU NaN=-1 <text:s/>i095aRUcmbf.fits </text:p>
      <text:p text:style-name="Standard">095+RU NaN=-1 <text:s/>i095aRUcmbp.fits </text:p>
      <text:p text:style-name="Standard"/>
      <text:p text:style-name="Standard">NaN or empty data in .fits for the following IFU+Amps:</text:p>
      <text:p text:style-name="Standard"><text:soft-page-break/></text:p>
      <text:p text:style-name="Standard"/>
      <text:p text:style-name="Heading_20_2"><text:bookmark text:name="_qsrzam73a4l5"/>202406</text:p>
      <text:p text:style-name="Standard">Limiting to [202406]:</text:p>
      <text:p text:style-name="Standard"/>
      <text:p text:style-name="Standard">015+LL 202406: <text:s text:c="2"/>f2f (2.0), <text:s/>[out of whack, but always out of whack]</text:p>
      <text:p text:style-name="Standard"><text:span text:style-name="T13">026+RU 202406: <text:s text:c="2"/>f2f (1.8), also in 202405, replace with 202404</text:span></text:p>
      <text:p text:style-name="Standard">033+RU 202406: <text:s text:c="2"/>fwhm (8.83), a little high for a long time, same in Karl’s ignoring as have for long time</text:p>
      <text:p text:style-name="Standard"><text:span text:style-name="T13">036+RU 202406: <text:s text:c="2"/>f2f (5.5), also high (8.8) in 202405, update</text:span></text:p>
      <text:p text:style-name="Standard">042+LL 202406: <text:s text:c="2"/>fwhm (8.56), <text:s/>slightly high for a while, okay in Karls</text:p>
      <text:p text:style-name="Standard">044+RU 202406: <text:s text:c="2"/>fwhm (4.07), <text:s/>erratic, but has been for 18+ months and nothing done</text:p>
      <text:p text:style-name="Standard">045+RL 202406: <text:s text:c="2"/>a2a (0.0), <text:s/>always zero, always ignore</text:p>
      <text:p text:style-name="Standard"><text:span text:style-name="T13">046+LL 202406: <text:s text:c="2"/>f2f (3.5), update with 202404 (also bad in 202405)</text:span></text:p>
      <text:p text:style-name="Standard">053+RL 202406: <text:s text:c="2"/>fwhm (8.89), always a little high, ignore</text:p>
      <text:p text:style-name="Standard">067+RU 202406: <text:s text:c="2"/>f2f (1.6), <text:s text:c="2"/>a little high for a while; been high since 202303 and has been ignored</text:p>
      <text:p text:style-name="Standard">096+RU 202406: <text:s text:c="2"/>fwhm (8.60), <text:s text:c="2"/>a little high for a while; always a little high, always ignore</text:p>
      <text:p text:style-name="Standard"/>
      <text:p text:style-name="Standard"/>
      <text:p text:style-name="Standard">Checking for large month to month shifts ...</text:p>
      <text:p text:style-name="Standard">Limiting to [202406]</text:p>
      <text:p text:style-name="Standard">Month to Month change &gt; 33.0%</text:p>
      <text:p text:style-name="Standard"><text:soft-page-break/>026+RU : <text:s text:c="2"/>f2f [202406],</text:p>
      <text:p text:style-name="Standard">036+RU : <text:s text:c="2"/>f2f [202406],</text:p>
      <text:p text:style-name="Standard">046+LL : <text:s text:c="2"/>f2f [202406],</text:p>
      <text:p text:style-name="Standard">088+RL : <text:s text:c="2"/>fwhm [202406],</text:p>
      <text:p text:style-name="Standard">095+RU : <text:s text:c="2"/>wave [202406], f2f [202406], a2a [202406],</text:p>
      <text:p text:style-name="Standard"/>
      <text:p text:style-name="Standard">NaN or empty data in .fits for the following IFU+Amps:</text:p>
      <text:p text:style-name="Standard"/>
      <text:p text:style-name="Standard">095+RU</text:p>
      <text:p text:style-name="Heading_20_1"><text:bookmark text:name="_a13ql4i6rpup"/></text:p>
      <text:p text:style-name="Heading_20_1"><text:bookmark text:name="_qe1ydkgxh89s"/>202407</text:p>
      <text:p text:style-name="Standard"/>
      <text:p text:style-name="Standard">hecking value ranges ...</text:p>
      <text:p text:style-name="Standard">Limiting to [202407]:</text:p>
      <text:p text:style-name="Standard"/>
      <text:p text:style-name="Standard">015+LL 202407: <text:s text:c="2"/>f2f (2.0), <text:s text:c="2"/>[out of whack, but always out of whack]</text:p>
      <text:p text:style-name="Standard"><text:span text:style-name="T13">026+RU 202407: <text:s text:c="2"/>f2f (1.7), update back to 202404</text:span></text:p>
      <text:p text:style-name="Standard">033+RU 202407: <text:s text:c="2"/>fwhm (8.93), <text:s/>a little high for a long time, same in Karl’s ignoring as have for long time</text:p>
      <text:p text:style-name="Standard"><text:span text:style-name="T13">036+RU 202407: <text:s text:c="2"/>f2f (3.9), <text:s text:c="2"/>update back to 202404</text:span></text:p>
      <text:p text:style-name="Standard">042+LL 202407: <text:s text:c="2"/>fwhm (8.58), <text:s text:c="2"/>slightly high for a while, okay in Karls</text:p>
      <text:p text:style-name="Standard">044+RU 202407: <text:s text:c="2"/>fwhm (-1.00), <text:s/>erratic, but has been for 18+ months and nothing done</text:p>
      <text:p text:style-name="Standard"><text:soft-page-break/>045+RL 202407: <text:s text:c="2"/>a2a (0.0), <text:s text:c="2"/>always zero, always ignore</text:p>
      <text:p text:style-name="Standard"><text:span text:style-name="T13">046+LL 202407: <text:s text:c="2"/>f2f (2.6), update with 202404 (also bad in 202405)</text:span></text:p>
      <text:p text:style-name="Standard"><text:span text:style-name="T10">048+RU 2024xx: a2a is now showing a little low for 202401 to 202404, but in range for 05,06,07 … follow up</text:span></text:p>
      <text:p text:style-name="Standard">053+RL 202407: <text:s text:c="2"/>fwhm (8.80), <text:s/>always a little high and always ignore</text:p>
      <text:p text:style-name="Standard"><text:span text:style-name="T13">062+RU 202407: <text:s text:c="2"/>pos (mask), <text:s/>update with 202406</text:span></text:p>
      <text:p text:style-name="Standard">067+RU 202407: <text:s text:c="2"/>f2f (1.6), a little high for a while; been high since 202303 and has been ignored</text:p>
      <text:p text:style-name="Standard"><text:span text:style-name="T13">095+RU 202407: <text:s/>always replace</text:span></text:p>
      <text:p text:style-name="Standard">096+RU 202407: <text:s text:c="2"/>fwhm (8.53), <text:s/>a little high for a while; always a little high, always ignore</text:p>
      <text:p text:style-name="Standard"/>
      <text:p text:style-name="Standard"/>
      <text:p text:style-name="Standard">&gt;&gt;&gt;&gt;&gt; DONE &lt;&lt;&lt;&lt;&lt;</text:p>
      <text:p text:style-name="Standard"/>
      <text:p text:style-name="Standard">Checking for large month to month shifts ...</text:p>
      <text:p text:style-name="Standard">Limiting to [202407]:</text:p>
      <text:p text:style-name="Standard"/>
      <text:p text:style-name="Standard">Month to Month change &gt; 33.0%</text:p>
      <text:p text:style-name="Standard"/>
      <text:p text:style-name="Standard">026+RU : <text:s text:c="2"/>f2f [202407], DONE</text:p>
      <text:p text:style-name="Standard">036+RU : <text:s text:c="2"/>f2f [202407], DONE</text:p>
      <text:p text:style-name="Standard">044+RU : <text:s text:c="2"/>fwhm [202407], never make updates</text:p>
      <text:p text:style-name="Standard">046+LL : <text:s text:c="2"/>f2f [202407], DONE</text:p>
      <text:p text:style-name="Standard"><text:soft-page-break/></text:p>
      <text:p text:style-name="Standard">&gt;&gt;&gt;&gt;&gt; DONE &lt;&lt;&lt;&lt;&lt;</text:p>
      <text:p text:style-name="Standard"/>
      <text:p text:style-name="Standard">Checking for NaNs by amp for main data files (this can take a while) ...</text:p>
      <text:p text:style-name="Standard">202407</text:p>
      <text:p text:style-name="Standard"/>
      <text:p text:style-name="Standard">100%</text:p>
      <text:p text:style-name="Standard">1248/1248 [24:26&lt;00:00, 1.66s/it]</text:p>
      <text:p text:style-name="Standard"/>
      <text:p text:style-name="Standard"/>
      <text:p text:style-name="Standard">/scratch/projects/hetdex/lib_calib/202407</text:p>
      <text:p text:style-name="Standard">Results:</text:p>
      <text:p text:style-name="Standard">095+RU NaN=-1 <text:s/>i095aRUcbwt.fits </text:p>
      <text:p text:style-name="Standard">095+RU NaN=-1 <text:s/>i095aRUcbxt.fits </text:p>
      <text:p text:style-name="Standard">095+RU NaN=-1 <text:s/>i095aRUcmbf.fits </text:p>
      <text:p text:style-name="Standard">095+RU NaN=-1 <text:s/>i095aRUcmbp.fits </text:p>
      <text:p text:style-name="Standard"/>
      <text:p text:style-name="Standard">NaN or empty data in .fits for the following IFU+Amps:</text:p>
      <text:p text:style-name="Standard"/>
      <text:p text:style-name="Standard">095+RU</text:p>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2" meta:paragraph-count="439" meta:word-count="4210" meta:character-count="26251" meta:non-whitespace-character-count="21648"/>
    <meta:generator>LibreOfficeDev/6.0.5.2$Linux_X86_64 LibreOffice_project/</meta:generator>
  </office:meta>
</office:document-meta>
</file>